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0.569cm"/>
    </style:style>
    <style:style style:name="co14" style:family="table-column">
      <style:table-column-properties fo:break-before="auto" style:column-width="13.353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table:number-columns-repeated="2"/>
        </table:table-row>
        <table:table-row table:style-name="ro1" table:number-rows-repeated="104853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 Up Waterloo Region Endorsements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27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04T11:45:19.552908300</dc:date>
    <meta:editing-duration>P8DT16H22M50S</meta:editing-duration>
    <meta:editing-cycles>165</meta:editing-cycles>
    <meta:document-statistic meta:table-count="5" meta:cell-count="3126" meta:object-count="0"/>
  </office:meta>
</office:document-meta>
</file>